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f1f5" officeooo:paragraph-rsid="0013f1f5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f1f5" officeooo:paragraph-rsid="0013f1f5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3f1f5" officeooo:paragraph-rsid="0013f1f5" style:font-size-asian="16pt" style:font-style-asian="italic" style:font-size-complex="16pt" style:font-style-complex="italic"/>
    </style:style>
    <style:style style:name="T1" style:family="text">
      <style:text-properties officeooo:rsid="0013f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t Is Well with My Soul</text:p>
      <text:p text:style-name="P1"/>
      <text:p text:style-name="P5">When peace like a river, attendeth my way,</text:p>
      <text:p text:style-name="P5">When sorrows like sea billows roll,</text:p>
      <text:p text:style-name="P5">Whatever my lot, Thou hast taught me to say,</text:p>
      <text:p text:style-name="P5">“It is well, it is well with my soul.”</text:p>
      <text:p text:style-name="P5"/>
      <text:p text:style-name="P5">Though Satan should buffet, though trials should come,</text:p>
      <text:p text:style-name="P5">Let this blest assurance control,</text:p>
      <text:p text:style-name="P5">That Christ hath regarded my helpless estate,</text:p>
      <text:p text:style-name="P5">And hath shed His own blood for my soul.</text:p>
      <text:p text:style-name="P5"/>
      <text:p text:style-name="P5">My sin – O the bliss of this glorious thought,</text:p>
      <text:p text:style-name="P5">My sin, not in part but the whole,</text:p>
      <text:p text:style-name="P5">Is nailed to His cross, and I bear it no more!</text:p>
      <text:p text:style-name="P5">Praise the Lord! Praise the Lord! O my soul!</text:p>
      <text:p text:style-name="P5"/>
      <text:p text:style-name="P5">And, Lord, haste the day when the faith shall be sight,</text:p>
      <text:p text:style-name="P5">The clouds be rolled back as a scroll,</text:p>
      <text:p text:style-name="P5">The trump shall resound, and the Lord shall descend!</text:p>
      <text:p text:style-name="P5">Even so, it is well with my soul!</text:p>
      <text:p text:style-name="P2"/>
      <text:p text:style-name="P6">Refrain</text:p>
      <text:p text:style-name="P6"/>
      <text:p text:style-name="P7">It is well, with my soul;</text:p>
      <text:p text:style-name="P7">It is well with my soul.</text:p>
      <text:p text:style-name="P2"/>
      <text:p text:style-name="P2"/>
      <text:p text:style-name="P2">Composer: <text:span text:style-name="T1">Philip P. Bliss (1838-1876)</text:span></text:p>
      <text:p text:style-name="P2">Lyricist: <text:span text:style-name="T1">Horatio G. Spafford (1828-1888)</text:span></text:p>
      <text:p text:style-name="P2"/>
      <text:p text:style-name="P2"/>
      <text:p text:style-name="P5">Hymns of Truth and Praise: 3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54:23.431893141</meta:creation-date>
    <meta:editing-duration>PT9M24S</meta:editing-duration>
    <meta:editing-cycles>2</meta:editing-cycles>
    <meta:generator>LibreOffice/6.2.8.2$MacOSX_X86_64 LibreOffice_project/f82ddfca21ebc1e222a662a32b25c0c9d20169ee</meta:generator>
    <dc:title>TubaHymn</dc:title>
    <dc:date>2020-05-09T10:03:46.778736904</dc:date>
    <meta:document-statistic meta:table-count="0" meta:image-count="0" meta:object-count="0" meta:page-count="1" meta:paragraph-count="23" meta:word-count="169" meta:character-count="866" meta:non-whitespace-character-count="719"/>
    <meta:template xlink:type="simple" xlink:actuate="onRequest" xlink:title="TubaHymn" xlink:href="../../../../../Library/Application%20Support/LibreOffice/4/user/template/TubaHymn1.ott" meta:date="2020-05-09T09:54:22.914605594"/>
  </office:meta>
</office:document-meta>
</file>